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0.5757in" table:align="left"/>
    </style:style>
    <style:style style:name="Table1.A" style:family="table-column">
      <style:table-column-properties style:column-width="0.5757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0.7778in" table:align="left"/>
    </style:style>
    <style:style style:name="Table2.A" style:family="table-column">
      <style:table-column-properties style:column-width="0.7778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7.5847in" table:align="left"/>
    </style:style>
    <style:style style:name="Table3.A" style:family="table-column">
      <style:table-column-properties style:column-width="0.2319in"/>
    </style:style>
    <style:style style:name="Table3.B" style:family="table-column">
      <style:table-column-properties style:column-width="7.3528in"/>
    </style:style>
    <style:style style:name="Table3.A1" style:family="table-cell">
      <style:table-cell-properties style:vertical-align="middle" fo:padding="0.0194in" fo:border="none"/>
    </style:style>
    <style:style style:name="Table3.B1" style:family="table-cell">
      <style:table-cell-properties style:vertical-align="middle" fo:background-color="#eeeeee" fo:padding="0.0194in" fo:border="none">
        <style:background-image/>
      </style:table-cell-properties>
    </style:style>
    <style:style style:name="Table4" style:family="table">
      <style:table-properties style:width="7.116in" table:align="left"/>
    </style:style>
    <style:style style:name="Table4.A" style:family="table-column">
      <style:table-column-properties style:column-width="0.2319in"/>
    </style:style>
    <style:style style:name="Table4.B" style:family="table-column">
      <style:table-column-properties style:column-width="6.884in"/>
    </style:style>
    <style:style style:name="Table4.A1" style:family="table-cell">
      <style:table-cell-properties style:vertical-align="middle" fo:padding="0.0194in" fo:border="none"/>
    </style:style>
    <style:style style:name="Table4.B1" style:family="table-cell">
      <style:table-cell-properties style:vertical-align="middle" fo:background-color="#eeeeee" fo:padding="0.0194in" fo:border="none">
        <style:background-image/>
      </style:table-cell-properties>
    </style:style>
    <style:style style:name="Table5" style:family="table">
      <style:table-properties style:width="6.5715in" table:align="left"/>
    </style:style>
    <style:style style:name="Table5.A" style:family="table-column">
      <style:table-column-properties style:column-width="6.5715in"/>
    </style:style>
    <style:style style:name="Table5.A1" style:family="table-cell">
      <style:table-cell-properties style:vertical-align="middle" fo:background-color="#eeeeee" fo:padding="0.0194in" fo:border="none">
        <style:background-image/>
      </style:table-cell-properties>
    </style:style>
    <style:style style:name="Table8" style:family="table">
      <style:table-properties style:width="7.116in" table:align="left"/>
    </style:style>
    <style:style style:name="Table8.A" style:family="table-column">
      <style:table-column-properties style:column-width="0.2319in"/>
    </style:style>
    <style:style style:name="Table8.B" style:family="table-column">
      <style:table-column-properties style:column-width="6.884in"/>
    </style:style>
    <style:style style:name="Table8.A1" style:family="table-cell">
      <style:table-cell-properties style:vertical-align="middle" fo:padding="0.0194in" fo:border="none"/>
    </style:style>
    <style:style style:name="Table8.B1" style:family="table-cell">
      <style:table-cell-properties style:vertical-align="middle" fo:background-color="#eeeeee" fo:padding="0.0194in" fo:border="none">
        <style:background-image/>
      </style:table-cell-properties>
    </style:style>
    <style:style style:name="Table9" style:family="table">
      <style:table-properties style:width="6.7931in" table:align="left"/>
    </style:style>
    <style:style style:name="Table9.A" style:family="table-column">
      <style:table-column-properties style:column-width="0.2319in"/>
    </style:style>
    <style:style style:name="Table9.B" style:family="table-column">
      <style:table-column-properties style:column-width="6.5611in"/>
    </style:style>
    <style:style style:name="Table9.A1" style:family="table-cell">
      <style:table-cell-properties style:vertical-align="middle" fo:padding="0.0194in" fo:border="none"/>
    </style:style>
    <style:style style:name="Table9.B1" style:family="table-cell">
      <style:table-cell-properties style:vertical-align="middle" fo:background-color="#eeeeee" fo:padding="0.0194in" fo:border="none">
        <style:background-image/>
      </style:table-cell-properties>
    </style:style>
    <style:style style:name="P1"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2"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fo:letter-spacing="normal"/>
    </style:style>
    <style:style style:name="P3" style:family="paragraph" style:parent-style-name="Text_20_body">
      <style:paragraph-properties fo:margin-left="0in" fo:margin-right="0in" style:line-height-at-least="0.25in" fo:text-indent="0in" style:auto-text-indent="false" fo:padding="0in" fo:border="none"/>
    </style:style>
    <style:style style:name="P4" style:family="paragraph" style:parent-style-name="Text_20_body">
      <style:paragraph-properties fo:margin-left="0in" fo:margin-right="0in" fo:margin-top="0in" fo:margin-bottom="0in" style:line-height-at-least="0.25in" fo:text-indent="0in" style:auto-text-indent="false" fo:padding="0in" fo:border="none"/>
    </style:style>
    <style:style style:name="P5" style:family="paragraph" style:parent-style-name="Text_20_body">
      <style:paragraph-properties fo:margin-left="0in" fo:margin-right="0in" fo:margin-top="0in" fo:margin-bottom="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6" style:family="paragraph" style:parent-style-name="Heading_20_2">
      <style:text-properties fo:font-variant="normal" fo:text-transform="none" fo:color="#444444" style:font-name="Source Sans Pro" fo:letter-spacing="normal" fo:font-style="normal" fo:font-weight="normal"/>
    </style:style>
    <style:style style:name="P7"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8"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9"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style>
    <style:style style:name="P10"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b1b100" style:font-name="monospace" fo:font-size="9pt"/>
    </style:style>
    <style:style style:name="P11"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ff" style:font-name="monospace" fo:font-size="9pt" fo:font-weight="bold"/>
    </style:style>
    <style:style style:name="P12" style:family="paragraph" style:parent-style-name="Preformatted_20_Text">
      <style:paragraph-properties fo:margin-top="0in" fo:margin-bottom="0in" style:line-height-at-least="0.1665in" fo:text-align="start" style:justify-single-word="false" fo:padding="0in" fo:border="none"/>
      <style:text-properties style:font-name="monospace" fo:font-size="9pt"/>
    </style:style>
    <style:style style:name="P13" style:family="paragraph" style:parent-style-name="Preformatted_20_Text">
      <style:paragraph-properties fo:margin-top="0in" fo:margin-bottom="0in" style:line-height-at-least="0.1665in" fo:text-align="start" style:justify-single-word="false" fo:padding="0in" fo:border="none"/>
    </style:style>
    <style:style style:name="P14"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969696" style:font-name="Source Sans Pro" fo:letter-spacing="normal" fo:font-style="normal" fo:font-weight="normal"/>
    </style:style>
    <style:style style:name="T1" style:family="text">
      <style:text-properties fo:font-variant="normal" fo:text-transform="none" fo:color="#444444" style:font-name="Source Sans Pro" fo:font-size="12pt" fo:letter-spacing="normal" fo:font-style="normal" fo:font-weight="normal"/>
    </style:style>
    <style:style style:name="T2" style:family="text">
      <style:text-properties fo:font-variant="normal" fo:text-transform="none" fo:color="#444444" style:font-name="Source Sans Pro" fo:letter-spacing="normal" fo:font-style="normal" fo:font-weight="normal"/>
    </style:style>
    <style:style style:name="T3" style:family="text">
      <style:text-properties fo:font-variant="normal" fo:text-transform="none" fo:color="#444444" style:font-name="Source Code Pro" fo:font-size="12pt" fo:letter-spacing="normal" fo:font-style="normal" fo:font-weight="normal"/>
    </style:style>
    <style:style style:name="T4" style:family="text">
      <style:text-properties fo:color="#b1b100"/>
    </style:style>
    <style:style style:name="T5" style:family="text">
      <style:text-properties fo:color="#009900"/>
    </style:style>
    <style:style style:name="T6" style:family="text">
      <style:text-properties fo:color="#009900" style:font-name="monospace" fo:font-size="9pt"/>
    </style:style>
    <style:style style:name="T7" style:family="text">
      <style:text-properties fo:color="#009900" style:font-name="monospace" fo:font-size="9pt" fo:font-weight="bold"/>
    </style:style>
    <style:style style:name="T8" style:family="text">
      <style:text-properties fo:color="#339933"/>
    </style:style>
    <style:style style:name="T9" style:family="text">
      <style:text-properties fo:color="#339933" style:font-name="monospace" fo:font-size="9pt"/>
    </style:style>
    <style:style style:name="T10" style:family="text">
      <style:text-properties style:font-name="monospace" fo:font-size="9pt"/>
    </style:style>
    <style:style style:name="T11" style:family="text">
      <style:text-properties fo:font-variant="small-caps"/>
    </style:style>
    <style:style style:name="T12" style:family="text">
      <style:text-properties fo:color="#7f007f"/>
    </style:style>
    <style:style style:name="T13" style:family="text">
      <style:text-properties fo:color="#00007f" style:font-name="monospace" fo:font-size="9pt" fo:font-weight="bold"/>
    </style:style>
    <style:style style:name="T14" style:family="text">
      <style:text-properties fo:color="#0000ff" fo:font-weight="bold"/>
    </style:style>
    <style:style style:name="T15" style:family="text">
      <style:text-properties fo:color="#0000ff" style:font-name="monospace" fo:font-size="9pt" fo:font-weight="bold"/>
    </style:style>
    <style:style style:name="T16" style:family="text">
      <style:text-properties fo:color="#ff0000" style:font-name="monospace" fo:font-size="9pt"/>
    </style:style>
    <style:style style:name="T17" style:family="text">
      <style:text-properties fo:color="#46aa03" style:font-name="monospace" fo:font-size="9pt"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Predication</text:h>
      <text:p text:style-name="P4"><text:span text:style-name="T1">Predication is related to conditional branches. What if, instead of branching to some part of code meant to be executed only when a condition </text:span><text:span text:style-name="Source_20_Text"><text:span text:style-name="T3">C</text:span></text:span><text:span text:style-name="T1"> holds, we were able to </text:span><text:span text:style-name="Emphasis"><text:span text:style-name="T1">turn</text:span></text:span><text:span text:style-name="T1"> some instructions </text:span><text:span text:style-name="Emphasis"><text:span text:style-name="T1">off </text:span></text:span><text:span text:style-name="T1">when that </text:span><text:span text:style-name="Source_20_Text"><text:span text:style-name="T3">C</text:span></text:span><text:span text:style-name="T1"> condition does not hold?. Consider some case like this.</text:span></text:p>
      <table:table table:name="Table1" table:style-name="Table1">
        <table:table-column table:style-name="Table1.A"/>
        <table:table-row>
          <table:table-cell table:style-name="Table1.A1" office:value-type="string">
            <text:p text:style-name="P8"><text:span text:style-name="T4">if</text:span> <text:span text:style-name="T5">(</text:span>C<text:span text:style-name="T5">)</text:span></text:p>
            <text:p text:style-name="P9"><text:s text:c="2"/><text:span text:style-name="T10">T</text:span><text:span text:style-name="T6">()</text:span><text:span text:style-name="T9">;</text:span></text:p>
            <text:p text:style-name="P10">else</text:p>
            <text:p text:style-name="P9"><text:s text:c="2"/><text:span text:style-name="T10">E</text:span><text:span text:style-name="T6">()</text:span><text:span text:style-name="T9">;</text:span></text:p>
          </table:table-cell>
        </table:table-row>
      </table:table>
      <text:p text:style-name="P1">Using predication (and with some invented syntax to express it) we could write the above if as follows.</text:p>
      <table:table table:name="Table2" table:style-name="Table2">
        <table:table-column table:style-name="Table2.A"/>
        <table:table-row>
          <table:table-cell table:style-name="Table2.A1" office:value-type="string">
            <text:p text:style-name="P8">P <text:span text:style-name="T8">=</text:span> C<text:span text:style-name="T8">;</text:span></text:p>
            <text:p text:style-name="P8"><text:span text:style-name="T5">[</text:span>P<text:span text:style-name="T5">]</text:span> <text:s/>T<text:span text:style-name="T5">()</text:span><text:span text:style-name="T8">;</text:span></text:p>
            <text:p text:style-name="P8"><text:span text:style-name="T5">[</text:span><text:span text:style-name="T8">!</text:span>P<text:span text:style-name="T5">]</text:span> E<text:span text:style-name="T5">()</text:span><text:span text:style-name="T8">;</text:span></text:p>
          </table:table-cell>
        </table:table-row>
      </table:table>
      <text:p text:style-name="P1">This way we avoid branches. But, why would be want to avoid branches? Well, executing a conditional branch involves a bit of uncertainty. But this deserves a bit of explanation.</text:p>
      <text:p text:style-name="P1"/>
      <text:h text:style-name="P14" text:outline-level="3">The assembly line of instructions</text:h>
      <text:p text:style-name="P4"><text:span text:style-name="T1">Imagine an assembly line. In that assembly line there are 5 workers, each one fully specialized in a single task. That assembly line </text:span><text:span text:style-name="Emphasis"><text:span text:style-name="T1">executes</text:span></text:span><text:span text:style-name="T1"> instructions. Every instruction enters the assembly line from the left and leaves it at the right. Each worker does some task on the instruction and passes to the next worker to the right. Also, imagine all workers are more or less synchronized, each one ends the task in as much </text:span><text:span text:style-name="Source_20_Text"><text:span text:style-name="T3">6</text:span></text:span><text:span text:style-name="T1"> seconds. This means that at every 6 seconds there is an instruction leaving the assembly line, an instruction fully executed. It also means that at any given time there may be up to 5 instructions being processed (although not fully executed, we only have one fully executed instruction at every 6 seconds).</text:span></text:p>
      <text:p text:style-name="P2"><draw:frame draw:style-name="fr1" draw:name="graphics1" text:anchor-type="as-char" svg:width="5.5937in" svg:height="1.2917in" draw:z-index="0"><draw:image xlink:href="http://thinkingeek.com/wp-content/uploads/2013/03/pipeline.png" xlink:type="simple" xlink:show="embed" xlink:actuate="onLoad"/><svg:title>The assembly line of instructions</svg:title></draw:frame></text:p>
      <text:p text:style-name="P4"><text:span text:style-name="T1">The first worker </text:span><text:span text:style-name="Emphasis"><text:span text:style-name="T1">fetches</text:span></text:span><text:span text:style-name="T1"> instructions and puts them in the assembly line. It fetches the instruction at the address specified by the register </text:span><text:span text:style-name="Source_20_Text"><text:span text:style-name="T3">pc</text:span></text:span><text:span text:style-name="T1">. By default, unless told, this worker </text:span><text:span text:style-name="Emphasis"><text:span text:style-name="T1">fetches</text:span></text:span><text:span text:style-name="T1"> the instruction physically following the one he previously fetched (this is </text:span><text:span text:style-name="Emphasis"><text:span text:style-name="T1">implicit sequencing</text:span></text:span><text:span text:style-name="T1">).</text:span></text:p>
      <text:p text:style-name="P1">In this assembly line, the worker that checks the condition of a conditional branch is not the first one but the third one. Now consider what happens when the first worker fetches a conditional branch and puts it in the assembly line. The second worker will process it and <text:soft-page-break/>pass it to the third one. The third one will process it by checking the condition of the conditional branch. If it does not hold, nothing happens, the branch has no effect. But if the condition holds, the third worker must notify the first one that the next instruction fetched should be the instruction at the address of the branch.</text:p>
      <text:p text:style-name="P5">But now there are two instructions in the assembly line that should not be fully executed (the ones that were physically after the conditional branch). There are several options here. The third worker may pick two stickers labeled as <text:span text:style-name="T11">do nothing</text:span>, and stick them to the two next instructions. Another approach would be the third worker to tell the first and second workers «hey guys, stick a <text:span text:style-name="T11">do nothing</text:span> to your current instruction». Later workers, when they see these <text:span text:style-name="T11">do nothing</text:span> stickers will do, huh, nothing. This way each <text:span text:style-name="T11">do nothing</text:span> instruction will never be fully executed.</text:p>
      <text:p text:style-name="P2"><draw:frame draw:style-name="fr1" draw:name="graphics2" text:anchor-type="as-char" svg:width="5.5728in" svg:height="5.7917in" draw:z-index="1"><draw:image xlink:href="http://thinkingeek.com/wp-content/uploads/2013/03/bombolla.png" xlink:type="simple" xlink:show="embed" xlink:actuate="onLoad"/><svg:title>The third worker realizes that a branch is taken. Next two instructions will get a DO NOTHING sticker</svg:title></draw:frame></text:p>
      <text:p text:style-name="P5">But by doing this, that nice property of our assembly line is gone: now we do not have a fully executed instruction every 6 seconds. In fact, after the conditional branch there are two <text:span text:style-name="T11">do </text:span><text:soft-page-break/><text:span text:style-name="T11">nothing </text:span>instructions. A program that is constantly doing branches may well reduce the performance of our assembly line from one (useful) instruction each 6 seconds to one instruction each 18 seconds. This is three times slower!</text:p>
      <text:p text:style-name="P4"><text:span text:style-name="Emphasis"><text:span text:style-name="T1">Truth is that modern processors, including the one in the Raspberry Pi, have branch predictors which</text:span></text:span><text:span text:style-name="T1"> are able to mitigate these problems: they try to predict whether the condition will hold, so the branch is taken or not. Branch predictors, though, predict the future like stock brokers, using the past and, when there is no past information, using some sensible assumptions. So branch predictors may work very well with relatively predictable codes but may work not so well if the code has unpredictable behavior. Such behavior, for instance, is observed when running decompressors. A compressor reduces the size of your files removing the redundancy. Redundant stuff is predictable and can be omitted (for instance in “he is wearing his coat” you could omit “he” or replace “his” by “its”, regardless of whether doing this is rude, because you know you are talking about a male). So a decompressor will have to decompress a file which has very little redundancy, driving nuts the predictor.</text:span></text:p>
      <text:p text:style-name="P1">Back to the assembly line example, it would be the first worker who attempts to predict where the branch will be taken or not. It is the third worker who verifies if the first worker did the right prediction. If the first worker mis-predicted the branch, then we have to apply two stickers again and notify the first worker which is the right address of the next instruction. If the first worker predicted the branch right, nothing special has to be done, which is great.</text:p>
      <text:p text:style-name="P1">If we avoid branches, we avoid the uncertainty of whether the branch is taken or not. So it looks like that predication is the way to go. Not so fast. Processing a bunch of instructions that are actually turned off is not an efficient usage of a processor.</text:p>
      <text:p text:style-name="P5">Back to our assembly line, the third worker will check the predicate. If it does not hold, the current instruction will get a <text:span text:style-name="T11">do nothing</text:span> sticker but in contrast to a branch, it does not notify the first worker.</text:p>
      <text:p text:style-name="P1">So it ends, as usually, that no approach is perfect on its own.</text:p>
      <text:h text:style-name="P7" text:outline-level="2">Predication in ARM</text:h>
      <text:p text:style-name="P4"><text:span text:style-name="T1">In ARM, predication is very simple to use: almost all instructions can be predicated. The predicate is specified as a suffix to the instruction name. The suffix is exactly the same as those used in branches : </text:span><text:span text:style-name="Source_20_Text"><text:span text:style-name="T3">eq</text:span></text:span><text:span text:style-name="T1">, </text:span><text:span text:style-name="Source_20_Text"><text:span text:style-name="T3">neq</text:span></text:span><text:span text:style-name="T1">, </text:span><text:span text:style-name="Source_20_Text"><text:span text:style-name="T3">le</text:span></text:span><text:span text:style-name="T1">, </text:span><text:span text:style-name="Source_20_Text"><text:span text:style-name="T3">lt</text:span></text:span><text:span text:style-name="T1">, </text:span><text:span text:style-name="Source_20_Text"><text:span text:style-name="T3">ge</text:span></text:span><text:span text:style-name="T1"> and </text:span><text:span text:style-name="Source_20_Text"><text:span text:style-name="T3">gt</text:span></text:span><text:span text:style-name="T1">. Instructions that are not predicated are assumed to have a suffix </text:span><text:span text:style-name="Source_20_Text"><text:span text:style-name="T3">al</text:span></text:span><text:span text:style-name="T1"> standing for </text:span><text:span text:style-name="Emphasis"><text:span text:style-name="Strong_20_Emphasis"><text:span text:style-name="T1">al</text:span></text:span></text:span><text:span text:style-name="Emphasis"><text:span text:style-name="T1">ways</text:span></text:span><text:span text:style-name="T1">. That predicate always holds and we do not write it for economy (it is valid though). </text:span></text:p>
      <text:p text:style-name="P4"><text:span text:style-name="T1"/></text:p>
      <text:h text:style-name="P7" text:outline-level="2"><text:soft-page-break/>Collatz conjecture </text:h>
      <table:table table:name="Table3" table:style-name="Table3">
        <table:table-column table:style-name="Table3.A"/>
        <table:table-column table:style-name="Table3.B"/>
        <table:table-row>
          <table:table-cell table:style-name="Table3.A1" office:value-type="string">
            <text:p text:style-name="P8">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text:soft-page-break/>55</text:p>
            <text:p text:style-name="P12">56</text:p>
            <text:p text:style-name="P12">57</text:p>
            <text:p text:style-name="P12">58</text:p>
            <text:p text:style-name="P12">59</text:p>
            <text:p text:style-name="P12">60</text:p>
            <text:p text:style-name="P12">61</text:p>
            <text:p text:style-name="P12">62</text:p>
            <text:p text:style-name="P12">63</text:p>
            <text:p text:style-name="P12">64</text:p>
            <text:p text:style-name="P12">65</text:p>
            <text:p text:style-name="P12">66</text:p>
            <text:p text:style-name="P12">67</text:p>
            <text:p text:style-name="P12">68</text:p>
            <text:p text:style-name="P8">69</text:p>
          </table:table-cell>
          <table:table-cell table:style-name="Table3.B1" office:value-type="string">
            <text:p text:style-name="P8"><text:span text:style-name="T8">/*</text:span> <text:span text:style-name="T8">--</text:span> collatz02<text:span text:style-name="T8">.</text:span>s <text:span text:style-name="T8">*/</text:span></text:p>
            <text:p text:style-name="P11">.data</text:p>
            <text:p text:style-name="P13"><text:s/></text:p>
            <text:p text:style-name="P8">message<text:span text:style-name="T8">:</text:span> <text:span text:style-name="T8">.</text:span>asciz <text:span text:style-name="T12">"Type a number: "</text:span></text:p>
            <text:p text:style-name="P8">scan_format <text:span text:style-name="T8">:</text:span> <text:span text:style-name="T8">.</text:span>asciz <text:span text:style-name="T12">"%d"</text:span></text:p>
            <text:p text:style-name="P8">message2<text:span text:style-name="T8">:</text:span> <text:span text:style-name="T8">.</text:span>asciz <text:span text:style-name="T12">"Length of the Hailstone sequence for %d is %d\n"</text:span></text:p>
            <text:p text:style-name="P13"><text:s/></text:p>
            <text:p text:style-name="P11">.text</text:p>
            <text:p text:style-name="P13"><text:s/></text:p>
            <text:p text:style-name="P8">collatz<text:span text:style-name="T8">:</text:span></text:p>
            <text:p text:style-name="P9"><text:s text:c="4"/><text:span text:style-name="T9">/*</text:span><text:span text:style-name="T10"> r0 contains the first argument </text:span><text:span text:style-name="T9">*/</text:span></text:p>
            <text:p text:style-name="P9"><text:s text:c="4"/><text:span text:style-name="T9">/*</text:span><text:span text:style-name="T10"> Only r0</text:span><text:span text:style-name="T9">,</text:span><text:span text:style-name="T10"> r1 </text:span><text:span text:style-name="T13">and</text:span><text:span text:style-name="T10"> r2 are modified</text:span><text:span text:style-name="T9">,</text:span><text:span text:style-name="T10"> </text:span></text:p>
            <text:p text:style-name="P9"><text:s text:c="7"/><text:span text:style-name="T10">so we </text:span><text:span text:style-name="T15">do</text:span><text:span text:style-name="T10"> </text:span><text:span text:style-name="T13">not</text:span><text:span text:style-name="T10"> need to keep anything</text:span></text:p>
            <text:p text:style-name="P9"><text:s text:c="7"/><text:span text:style-name="T13">in</text:span><text:span text:style-name="T10"> the </text:span><text:span text:style-name="T15">stack</text:span><text:span text:style-name="T10"> </text:span><text:span text:style-name="T9">*/</text:span></text:p>
            <text:p text:style-name="P9"><text:s text:c="4"/><text:span text:style-name="T9">/*</text:span><text:span text:style-name="T10"> Since we </text:span><text:span text:style-name="T15">do</text:span><text:span text:style-name="T10"> </text:span><text:span text:style-name="T13">not</text:span><text:span text:style-name="T10"> </text:span><text:span text:style-name="T15">do</text:span><text:span text:style-name="T10"> any </text:span><text:span text:style-name="T13">call</text:span><text:span text:style-name="T9">,</text:span><text:span text:style-name="T10"> we </text:span><text:span text:style-name="T15">do</text:span></text:p>
            <text:p text:style-name="P9"><text:s text:c="7"/><text:span text:style-name="T13">not</text:span><text:span text:style-name="T10"> have to keep lr either </text:span><text:span text:style-name="T9">*/</text:span></text:p>
            <text:p text:style-name="P9"><text:s text:c="4"/><text:span text:style-name="T13">mov</text:span><text:span text:style-name="T10"> r1</text:span><text:span text:style-name="T9">,</text:span><text:span text:style-name="T10"> r0 <text:s text:c="16"/></text:span><text:span text:style-name="T9">/*</text:span><text:span text:style-name="T10"> r1 ← r0 </text:span><text:span text:style-name="T9">*/</text:span></text:p>
            <text:p text:style-name="P9"><text:s text:c="4"/><text:span text:style-name="T13">mov</text:span><text:span text:style-name="T10"> r0</text:span><text:span text:style-name="T9">,</text:span><text:span text:style-name="T10"> #</text:span><text:span text:style-name="T16">0</text:span><text:span text:style-name="T10"> <text:s text:c="16"/></text:span><text:span text:style-name="T9">/*</text:span><text:span text:style-name="T10"> r0 ← </text:span><text:span text:style-name="T16">0</text:span><text:span text:style-name="T10"> </text:span><text:span text:style-name="T9">*/</text:span></text:p>
            <text:p text:style-name="P9"><text:s text:c="2"/><text:span text:style-name="T10">collatz_loop</text:span><text:span text:style-name="T9">:</text:span></text:p>
            <text:p text:style-name="P9"><text:s text:c="4"/><text:span text:style-name="T13">cmp</text:span><text:span text:style-name="T10"> r1</text:span><text:span text:style-name="T9">,</text:span><text:span text:style-name="T10"> #</text:span><text:span text:style-name="T16">1</text:span><text:span text:style-name="T10"> <text:s text:c="16"/></text:span><text:span text:style-name="T9">/*</text:span><text:span text:style-name="T10"> compare r1 </text:span><text:span text:style-name="T13">and</text:span><text:span text:style-name="T10"> </text:span><text:span text:style-name="T16">1</text:span><text:span text:style-name="T10"> </text:span><text:span text:style-name="T9">*/</text:span></text:p>
            <text:p text:style-name="P9"><text:s text:c="4"/><text:span text:style-name="T10">beq collatz_end <text:s text:c="11"/></text:span><text:span text:style-name="T9">/*</text:span><text:span text:style-name="T10"> if r1 == </text:span><text:span text:style-name="T16">1</text:span><text:span text:style-name="T10"> branch to collatz_end </text:span><text:span text:style-name="T9">*/</text:span></text:p>
            <text:p text:style-name="P9"><text:s text:c="4"/><text:span text:style-name="T13">and</text:span><text:span text:style-name="T10"> r2</text:span><text:span text:style-name="T9">,</text:span><text:span text:style-name="T10"> r1</text:span><text:span text:style-name="T9">,</text:span><text:span text:style-name="T10"> #</text:span><text:span text:style-name="T16">1</text:span><text:span text:style-name="T10"> <text:s text:c="12"/></text:span><text:span text:style-name="T9">/*</text:span><text:span text:style-name="T10"> r2 ← r1 &amp; </text:span><text:span text:style-name="T16">1</text:span><text:span text:style-name="T10"> </text:span><text:span text:style-name="T9">*/</text:span></text:p>
            <text:p text:style-name="P9"><text:s text:c="4"/><text:span text:style-name="T13">cmp</text:span><text:span text:style-name="T10"> r2</text:span><text:span text:style-name="T9">,</text:span><text:span text:style-name="T10"> #</text:span><text:span text:style-name="T16">0</text:span><text:span text:style-name="T10"> <text:s text:c="16"/></text:span><text:span text:style-name="T9">/*</text:span><text:span text:style-name="T10"> compare r2 </text:span><text:span text:style-name="T13">and</text:span><text:span text:style-name="T10"> </text:span><text:span text:style-name="T16">0</text:span><text:span text:style-name="T10"> </text:span><text:span text:style-name="T9">*/</text:span></text:p>
            <text:p text:style-name="P9"><text:s text:c="4"/><text:span text:style-name="T10">bne collatz_odd <text:s text:c="11"/></text:span><text:span text:style-name="T9">/*</text:span><text:span text:style-name="T10"> if r2 != </text:span><text:span text:style-name="T16">0</text:span><text:span text:style-name="T10"> </text:span><text:span text:style-name="T7">(</text:span><text:span text:style-name="T10">this is r1 </text:span><text:span text:style-name="T9">%</text:span><text:span text:style-name="T10"> </text:span><text:span text:style-name="T16">2</text:span><text:span text:style-name="T10"> != </text:span><text:span text:style-name="T16">0</text:span><text:span text:style-name="T7">)</text:span><text:span text:style-name="T10"> branch to collatz_odd </text:span><text:span text:style-name="T9">*/</text:span></text:p>
            <text:p text:style-name="P9"><text:s text:c="2"/><text:span text:style-name="T10">collatz_even</text:span><text:span text:style-name="T9">:</text:span></text:p>
            <text:p text:style-name="P9"><text:s text:c="4"/><text:span text:style-name="T13">mov</text:span><text:span text:style-name="T10"> r1</text:span><text:span text:style-name="T9">,</text:span><text:span text:style-name="T10"> r1</text:span><text:span text:style-name="T9">,</text:span><text:span text:style-name="T10"> ASR #</text:span><text:span text:style-name="T16">1</text:span><text:span text:style-name="T10"> <text:s text:c="8"/></text:span><text:span text:style-name="T9">/*</text:span><text:span text:style-name="T10"> r1 ← r1 &gt;&gt; </text:span><text:span text:style-name="T16">1</text:span><text:span text:style-name="T9">.</text:span><text:span text:style-name="T10"> This is r1 ← r1</text:span><text:span text:style-name="T9">/</text:span><text:span text:style-name="T16">2</text:span><text:span text:style-name="T10"> </text:span><text:span text:style-name="T9">*/</text:span></text:p>
            <text:p text:style-name="P9"><text:s text:c="4"/><text:span text:style-name="T10">b collatz_end_loop <text:s text:c="8"/></text:span><text:span text:style-name="T9">/*</text:span><text:span text:style-name="T10"> branch to collatz_end_loop </text:span><text:span text:style-name="T9">*/</text:span></text:p>
            <text:p text:style-name="P9"><text:s text:c="2"/><text:span text:style-name="T10">collatz_odd</text:span><text:span text:style-name="T9">:</text:span></text:p>
            <text:p text:style-name="P9"><text:s text:c="4"/><text:span text:style-name="T13">add</text:span><text:span text:style-name="T10"> r1</text:span><text:span text:style-name="T9">,</text:span><text:span text:style-name="T10"> r1</text:span><text:span text:style-name="T9">,</text:span><text:span text:style-name="T10"> r1</text:span><text:span text:style-name="T9">,</text:span><text:span text:style-name="T10"> </text:span><text:span text:style-name="T13">LSL</text:span><text:span text:style-name="T10"> #</text:span><text:span text:style-name="T16">1</text:span><text:span text:style-name="T10"> <text:s text:c="4"/></text:span><text:span text:style-name="T9">/*</text:span><text:span text:style-name="T10"> r1 ← r1 </text:span><text:span text:style-name="T9">+</text:span><text:span text:style-name="T10"> </text:span><text:span text:style-name="T7">(</text:span><text:span text:style-name="T10">r1 &lt;&lt; </text:span><text:span text:style-name="T16">1</text:span><text:span text:style-name="T7">)</text:span><text:span text:style-name="T9">.</text:span><text:span text:style-name="T10"> This is r1 ← </text:span><text:span text:style-name="T16">3</text:span><text:span text:style-name="T9">*</text:span><text:span text:style-name="T10">r1 </text:span><text:span text:style-name="T9">*/</text:span></text:p>
            <text:p text:style-name="P9"><text:s text:c="4"/><text:span text:style-name="T13">add</text:span><text:span text:style-name="T10"> r1</text:span><text:span text:style-name="T9">,</text:span><text:span text:style-name="T10"> r1</text:span><text:span text:style-name="T9">,</text:span><text:span text:style-name="T10"> #</text:span><text:span text:style-name="T16">1</text:span><text:span text:style-name="T10"> <text:s text:c="12"/></text:span><text:span text:style-name="T9">/*</text:span><text:span text:style-name="T10"> r1 ← r1 </text:span><text:span text:style-name="T9">+</text:span><text:span text:style-name="T10"> </text:span><text:span text:style-name="T16">1</text:span><text:span text:style-name="T9">.</text:span><text:span text:style-name="T10"> </text:span><text:span text:style-name="T9">*/</text:span></text:p>
            <text:p text:style-name="P9"><text:s text:c="2"/><text:span text:style-name="T10">collatz_end_loop</text:span><text:span text:style-name="T9">:</text:span></text:p>
            <text:p text:style-name="P9"><text:s text:c="4"/><text:span text:style-name="T13">add</text:span><text:span text:style-name="T10"> r0</text:span><text:span text:style-name="T9">,</text:span><text:span text:style-name="T10"> r0</text:span><text:span text:style-name="T9">,</text:span><text:span text:style-name="T10"> #</text:span><text:span text:style-name="T16">1</text:span><text:span text:style-name="T10"> <text:s text:c="12"/></text:span><text:span text:style-name="T9">/*</text:span><text:span text:style-name="T10"> r0 ← r0 </text:span><text:span text:style-name="T9">+</text:span><text:span text:style-name="T10"> </text:span><text:span text:style-name="T16">1</text:span><text:span text:style-name="T10"> </text:span><text:span text:style-name="T9">*/</text:span></text:p>
            <text:p text:style-name="P9"><text:s text:c="4"/><text:span text:style-name="T10">b collatz_loop <text:s text:c="12"/></text:span><text:span text:style-name="T9">/*</text:span><text:span text:style-name="T10"> branch back to collatz_loop </text:span><text:span text:style-name="T9">*/</text:span></text:p>
            <text:p text:style-name="P9"><text:s text:c="2"/><text:span text:style-name="T10">collatz_end</text:span><text:span text:style-name="T9">:</text:span></text:p>
            <text:p text:style-name="P9"><text:s text:c="4"/><text:span text:style-name="T17">bx</text:span><text:span text:style-name="T10"> lr</text:span></text:p>
            <text:p text:style-name="P13"><text:s/></text:p>
            <text:p text:style-name="P8"><text:span text:style-name="T8">.</text:span><text:span text:style-name="T14">global</text:span> main</text:p>
            <text:p text:style-name="P8">main<text:span text:style-name="T8">:</text:span></text:p>
            <text:p text:style-name="P9"><text:s text:c="4"/><text:span text:style-name="T13">push</text:span><text:span text:style-name="T10"> </text:span><text:span text:style-name="T7">{</text:span><text:span text:style-name="T10">lr</text:span><text:span text:style-name="T7">}</text:span><text:span text:style-name="T10"> <text:s text:c="22"/></text:span><text:span text:style-name="T9">/*</text:span><text:span text:style-name="T10"> keep lr </text:span><text:span text:style-name="T9">*/</text:span></text:p>
            <text:p text:style-name="P9"><text:s text:c="4"/><text:span text:style-name="T13">sub</text:span><text:span text:style-name="T10"> </text:span><text:span text:style-name="T17">sp</text:span><text:span text:style-name="T9">,</text:span><text:span text:style-name="T10"> </text:span><text:span text:style-name="T17">sp</text:span><text:span text:style-name="T9">,</text:span><text:span text:style-name="T10"> #</text:span><text:span text:style-name="T16">4</text:span><text:span text:style-name="T10"> <text:s text:c="17"/></text:span><text:span text:style-name="T9">/*</text:span><text:span text:style-name="T10"> make room for </text:span><text:span text:style-name="T16">4</text:span><text:span text:style-name="T10"> bytes </text:span><text:span text:style-name="T13">in</text:span><text:span text:style-name="T10"> the </text:span><text:span text:style-name="T15">stack</text:span><text:span text:style-name="T10"> </text:span><text:span text:style-name="T9">*/</text:span></text:p>
            <text:p text:style-name="P9"><text:s text:c="36"/><text:span text:style-name="T9">/*</text:span><text:span text:style-name="T10"> The </text:span><text:span text:style-name="T15">stack</text:span><text:span text:style-name="T10"> is already </text:span><text:span text:style-name="T16">8</text:span><text:span text:style-name="T10"> </text:span><text:span text:style-name="T15">byte</text:span><text:span text:style-name="T10"> aligned </text:span><text:span text:style-name="T9">*/</text:span></text:p>
            <text:p text:style-name="P13"><text:s/></text:p>
            <text:p text:style-name="P9"><text:s text:c="4"/><text:span text:style-name="T10">ldr r0</text:span><text:span text:style-name="T9">,</text:span><text:span text:style-name="T10"> address_of_message <text:s text:c="5"/></text:span><text:span text:style-name="T9">/*</text:span><text:span text:style-name="T10"> first parameter of printf</text:span><text:span text:style-name="T9">:</text:span><text:span text:style-name="T10"> &amp;message </text:span><text:span text:style-name="T9">*/</text:span></text:p>
            <text:p text:style-name="P9"><text:s text:c="4"/><text:span text:style-name="T17">bl</text:span><text:span text:style-name="T10"> printf <text:s text:c="22"/></text:span><text:span text:style-name="T9">/*</text:span><text:span text:style-name="T10"> </text:span><text:span text:style-name="T13">call</text:span><text:span text:style-name="T10"> printf </text:span><text:span text:style-name="T9">*/</text:span></text:p>
            <text:p text:style-name="P13"><text:s/></text:p>
            <text:p text:style-name="P9"><text:s text:c="4"/><text:span text:style-name="T10">ldr r0</text:span><text:span text:style-name="T9">,</text:span><text:span text:style-name="T10"> address_of_scan_format <text:s/></text:span><text:span text:style-name="T9">/*</text:span><text:span text:style-name="T10"> first parameter of scanf</text:span><text:span text:style-name="T9">:</text:span><text:span text:style-name="T10"> &amp;scan_format </text:span><text:span text:style-name="T9">*/</text:span></text:p>
            <text:p text:style-name="P9"><text:s text:c="4"/><text:span text:style-name="T13">mov</text:span><text:span text:style-name="T10"> r1</text:span><text:span text:style-name="T9">,</text:span><text:span text:style-name="T10"> </text:span><text:span text:style-name="T17">sp</text:span><text:span text:style-name="T10"> <text:s text:c="21"/></text:span><text:span text:style-name="T9">/*</text:span><text:span text:style-name="T10"> second parameter of scanf</text:span><text:span text:style-name="T9">:</text:span><text:span text:style-name="T10"> </text:span></text:p>
            <text:p text:style-name="P9"><text:s text:c="39"/><text:span text:style-name="T10">address of the top of the </text:span><text:span text:style-name="T15">stack</text:span><text:span text:style-name="T10"> </text:span><text:span text:style-name="T9">*/</text:span></text:p>
            <text:p text:style-name="P9"><text:s text:c="4"/><text:span text:style-name="T17">bl</text:span><text:span text:style-name="T10"> scanf <text:s text:c="23"/></text:span><text:span text:style-name="T9">/*</text:span><text:span text:style-name="T10"> </text:span><text:span text:style-name="T13">call</text:span><text:span text:style-name="T10"> scanf </text:span><text:span text:style-name="T9">*/</text:span></text:p>
            <text:p text:style-name="P13"><text:s/></text:p>
            <text:p text:style-name="P9"><text:s text:c="4"/><text:span text:style-name="T10">ldr r0</text:span><text:span text:style-name="T9">,</text:span><text:span text:style-name="T10"> </text:span><text:span text:style-name="T7">[</text:span><text:span text:style-name="T17">sp</text:span><text:span text:style-name="T7">]</text:span><text:span text:style-name="T10"> <text:s text:c="19"/></text:span><text:span text:style-name="T9">/*</text:span><text:span text:style-name="T10"> first parameter of collatz</text:span><text:span text:style-name="T9">:</text:span></text:p>
            <text:p text:style-name="P9"><text:s text:c="39"/><text:span text:style-name="T10">the value stored </text:span><text:span text:style-name="T7">(</text:span><text:span text:style-name="T10">by scanf</text:span><text:span text:style-name="T7">)</text:span><text:span text:style-name="T10"> </text:span><text:span text:style-name="T13">in</text:span><text:span text:style-name="T10"> the top of the </text:span><text:span text:style-name="T15">stack</text:span><text:span text:style-name="T10"> </text:span><text:span text:style-name="T9">*/</text:span></text:p>
            <text:p text:style-name="P9"><text:s text:c="4"/><text:span text:style-name="T17">bl</text:span><text:span text:style-name="T10"> collatz <text:s text:c="21"/></text:span><text:span text:style-name="T9">/*</text:span><text:span text:style-name="T10"> </text:span><text:span text:style-name="T13">call</text:span><text:span text:style-name="T10"> collatz </text:span><text:span text:style-name="T9">*/</text:span></text:p>
            <text:p text:style-name="P13"><text:s/></text:p>
            <text:p text:style-name="P9"><text:soft-page-break/><text:s text:c="4"/><text:span text:style-name="T13">mov</text:span><text:span text:style-name="T10"> r2</text:span><text:span text:style-name="T9">,</text:span><text:span text:style-name="T10"> r0 <text:s text:c="21"/></text:span><text:span text:style-name="T9">/*</text:span><text:span text:style-name="T10"> third parameter of printf</text:span><text:span text:style-name="T9">:</text:span><text:span text:style-name="T10"> </text:span></text:p>
            <text:p text:style-name="P9"><text:s text:c="39"/><text:span text:style-name="T10">the result of collatz </text:span><text:span text:style-name="T9">*/</text:span></text:p>
            <text:p text:style-name="P9"><text:s text:c="4"/><text:span text:style-name="T10">ldr r1</text:span><text:span text:style-name="T9">,</text:span><text:span text:style-name="T10"> </text:span><text:span text:style-name="T7">[</text:span><text:span text:style-name="T17">sp</text:span><text:span text:style-name="T7">]</text:span><text:span text:style-name="T10"> <text:s text:c="19"/></text:span><text:span text:style-name="T9">/*</text:span><text:span text:style-name="T10"> second parameter of printf</text:span><text:span text:style-name="T9">:</text:span></text:p>
            <text:p text:style-name="P9"><text:s text:c="39"/><text:span text:style-name="T10">the value stored </text:span><text:span text:style-name="T7">(</text:span><text:span text:style-name="T10">by scanf</text:span><text:span text:style-name="T7">)</text:span><text:span text:style-name="T10"> </text:span><text:span text:style-name="T13">in</text:span><text:span text:style-name="T10"> the top of the </text:span><text:span text:style-name="T15">stack</text:span><text:span text:style-name="T10"> </text:span><text:span text:style-name="T9">*/</text:span></text:p>
            <text:p text:style-name="P9"><text:s text:c="4"/><text:span text:style-name="T10">ldr r0</text:span><text:span text:style-name="T9">,</text:span><text:span text:style-name="T10"> address_of_message2 <text:s text:c="4"/></text:span><text:span text:style-name="T9">/*</text:span><text:span text:style-name="T10"> first parameter of printf</text:span><text:span text:style-name="T9">:</text:span><text:span text:style-name="T10"> &amp;address_of_message2 </text:span><text:span text:style-name="T9">*/</text:span></text:p>
            <text:p text:style-name="P9"><text:s text:c="4"/><text:span text:style-name="T17">bl</text:span><text:span text:style-name="T10"> printf</text:span></text:p>
            <text:p text:style-name="P13"><text:s/></text:p>
            <text:p text:style-name="P9"><text:s text:c="4"/><text:span text:style-name="T13">add</text:span><text:span text:style-name="T10"> </text:span><text:span text:style-name="T17">sp</text:span><text:span text:style-name="T9">,</text:span><text:span text:style-name="T10"> </text:span><text:span text:style-name="T17">sp</text:span><text:span text:style-name="T9">,</text:span><text:span text:style-name="T10"> #</text:span><text:span text:style-name="T16">4</text:span></text:p>
            <text:p text:style-name="P9"><text:s text:c="4"/><text:span text:style-name="T13">pop</text:span><text:span text:style-name="T10"> </text:span><text:span text:style-name="T7">{</text:span><text:span text:style-name="T10">lr</text:span><text:span text:style-name="T7">}</text:span></text:p>
            <text:p text:style-name="P9"><text:s text:c="4"/><text:span text:style-name="T17">bx</text:span><text:span text:style-name="T10"> lr</text:span></text:p>
            <text:p text:style-name="P13"><text:s/></text:p>
            <text:p text:style-name="P13"><text:s/></text:p>
            <text:p text:style-name="P8">address_of_message<text:span text:style-name="T8">:</text:span> <text:span text:style-name="T8">.</text:span><text:span text:style-name="T14">word</text:span> message</text:p>
            <text:p text:style-name="P8">address_of_scan_format<text:span text:style-name="T8">:</text:span> <text:span text:style-name="T8">.</text:span><text:span text:style-name="T14">word</text:span> scan_format</text:p>
            <text:p text:style-name="P8">address_of_message2<text:span text:style-name="T8">:</text:span> <text:span text:style-name="T8">.</text:span><text:span text:style-name="T14">word</text:span> message2</text:p>
          </table:table-cell>
        </table:table-row>
      </table:table>
      <text:h text:style-name="P7" text:outline-level="2">Adding predication</text:h>
      <text:p text:style-name="P4"><text:span text:style-name="T1">There is an </text:span><text:span text:style-name="Emphasis"><text:span text:style-name="T1">if-then-else</text:span></text:span><text:span text:style-name="T1"> construct in lines 22 to 31. There we check if the number is even or odd. If even we divide it by 2, if even we multiply it by 3 and add 1.</text:span></text:p>
      <table:table table:name="Table4" table:style-name="Table4">
        <table:table-column table:style-name="Table4.A"/>
        <table:table-column table:style-name="Table4.B"/>
        <table:table-row>
          <table:table-cell table:style-name="Table4.A1" office:value-type="string">
            <text:p text:style-name="P8">22</text:p>
            <text:p text:style-name="P12">23</text:p>
            <text:p text:style-name="P12">24</text:p>
            <text:p text:style-name="P12">25</text:p>
            <text:p text:style-name="P12">26</text:p>
            <text:p text:style-name="P12">27</text:p>
            <text:p text:style-name="P12">28</text:p>
            <text:p text:style-name="P12">29</text:p>
            <text:p text:style-name="P12">30</text:p>
            <text:p text:style-name="P8">31</text:p>
          </table:table-cell>
          <table:table-cell table:style-name="Table4.B1" office:value-type="string">
            <text:p text:style-name="P9"><text:s text:c="4"/><text:span text:style-name="T13">and</text:span><text:span text:style-name="T10"> r2</text:span><text:span text:style-name="T9">,</text:span><text:span text:style-name="T10"> r1</text:span><text:span text:style-name="T9">,</text:span><text:span text:style-name="T10"> #</text:span><text:span text:style-name="T16">1</text:span><text:span text:style-name="T10"> <text:s text:c="12"/></text:span><text:span text:style-name="T9">/*</text:span><text:span text:style-name="T10"> r2 ← r1 &amp; </text:span><text:span text:style-name="T16">1</text:span><text:span text:style-name="T10"> </text:span><text:span text:style-name="T9">*/</text:span></text:p>
            <text:p text:style-name="P9"><text:s text:c="4"/><text:span text:style-name="T13">cmp</text:span><text:span text:style-name="T10"> r2</text:span><text:span text:style-name="T9">,</text:span><text:span text:style-name="T10"> #</text:span><text:span text:style-name="T16">0</text:span><text:span text:style-name="T10"> <text:s text:c="16"/></text:span><text:span text:style-name="T9">/*</text:span><text:span text:style-name="T10"> compare r2 </text:span><text:span text:style-name="T13">and</text:span><text:span text:style-name="T10"> </text:span><text:span text:style-name="T16">0</text:span><text:span text:style-name="T10"> </text:span><text:span text:style-name="T9">*/</text:span></text:p>
            <text:p text:style-name="P9"><text:s text:c="4"/><text:span text:style-name="T10">bne collatz_odd <text:s text:c="11"/></text:span><text:span text:style-name="T9">/*</text:span><text:span text:style-name="T10"> if r2 != </text:span><text:span text:style-name="T16">0</text:span><text:span text:style-name="T10"> </text:span><text:span text:style-name="T7">(</text:span><text:span text:style-name="T10">this is r1 </text:span><text:span text:style-name="T9">%</text:span><text:span text:style-name="T10"> </text:span><text:span text:style-name="T16">2</text:span><text:span text:style-name="T10"> != </text:span><text:span text:style-name="T16">0</text:span><text:span text:style-name="T7">)</text:span><text:span text:style-name="T10"> branch to collatz_odd </text:span><text:span text:style-name="T9">*/</text:span></text:p>
            <text:p text:style-name="P9"><text:s text:c="2"/><text:span text:style-name="T10">collatz_even</text:span><text:span text:style-name="T9">:</text:span></text:p>
            <text:p text:style-name="P9"><text:s text:c="4"/><text:span text:style-name="T13">mov</text:span><text:span text:style-name="T10"> r1</text:span><text:span text:style-name="T9">,</text:span><text:span text:style-name="T10"> r1</text:span><text:span text:style-name="T9">,</text:span><text:span text:style-name="T10"> ASR #</text:span><text:span text:style-name="T16">1</text:span><text:span text:style-name="T10"> <text:s text:c="8"/></text:span><text:span text:style-name="T9">/*</text:span><text:span text:style-name="T10"> r1 ← r1 &gt;&gt; </text:span><text:span text:style-name="T16">1</text:span><text:span text:style-name="T9">.</text:span><text:span text:style-name="T10"> This is r1 ← r1</text:span><text:span text:style-name="T9">/</text:span><text:span text:style-name="T16">2</text:span><text:span text:style-name="T10"> </text:span><text:span text:style-name="T9">*/</text:span></text:p>
            <text:p text:style-name="P9"><text:s text:c="4"/><text:span text:style-name="T10">b collatz_end_loop <text:s text:c="8"/></text:span><text:span text:style-name="T9">/*</text:span><text:span text:style-name="T10"> branch to collatz_end_loop </text:span><text:span text:style-name="T9">*/</text:span></text:p>
            <text:p text:style-name="P9"><text:s text:c="2"/><text:span text:style-name="T10">collatz_odd</text:span><text:span text:style-name="T9">:</text:span></text:p>
            <text:p text:style-name="P9"><text:s text:c="4"/><text:span text:style-name="T13">add</text:span><text:span text:style-name="T10"> r1</text:span><text:span text:style-name="T9">,</text:span><text:span text:style-name="T10"> r1</text:span><text:span text:style-name="T9">,</text:span><text:span text:style-name="T10"> r1</text:span><text:span text:style-name="T9">,</text:span><text:span text:style-name="T10"> </text:span><text:span text:style-name="T13">LSL</text:span><text:span text:style-name="T10"> #</text:span><text:span text:style-name="T16">1</text:span><text:span text:style-name="T10"> <text:s text:c="4"/></text:span><text:span text:style-name="T9">/*</text:span><text:span text:style-name="T10"> r1 ← r1 </text:span><text:span text:style-name="T9">+</text:span><text:span text:style-name="T10"> </text:span><text:span text:style-name="T7">(</text:span><text:span text:style-name="T10">r1 &lt;&lt; </text:span><text:span text:style-name="T16">1</text:span><text:span text:style-name="T7">)</text:span><text:span text:style-name="T9">.</text:span><text:span text:style-name="T10"> This is r1 ← </text:span><text:span text:style-name="T16">3</text:span><text:span text:style-name="T9">*</text:span><text:span text:style-name="T10">r1 </text:span><text:span text:style-name="T9">*/</text:span></text:p>
            <text:p text:style-name="P9"><text:s text:c="4"/><text:span text:style-name="T13">add</text:span><text:span text:style-name="T10"> r1</text:span><text:span text:style-name="T9">,</text:span><text:span text:style-name="T10"> r1</text:span><text:span text:style-name="T9">,</text:span><text:span text:style-name="T10"> #</text:span><text:span text:style-name="T16">1</text:span><text:span text:style-name="T10"> <text:s text:c="12"/></text:span><text:span text:style-name="T9">/*</text:span><text:span text:style-name="T10"> r1 ← r1 </text:span><text:span text:style-name="T9">+</text:span><text:span text:style-name="T10"> </text:span><text:span text:style-name="T16">1</text:span><text:span text:style-name="T9">.</text:span><text:span text:style-name="T10"> </text:span><text:span text:style-name="T9">*/</text:span></text:p>
            <text:p text:style-name="P9"><text:s text:c="2"/><text:span text:style-name="T10">collatz_end_loop</text:span><text:span text:style-name="T9">:</text:span></text:p>
          </table:table-cell>
        </table:table-row>
      </table:table>
      <text:p text:style-name="P4"><text:span text:style-name="T1">Note in line 24 that there is a </text:span><text:span text:style-name="Source_20_Text"><text:span text:style-name="T3">bne</text:span></text:span><text:span text:style-name="T1"> (</text:span><text:span text:style-name="Strong_20_Emphasis"><text:span text:style-name="T1">b</text:span></text:span><text:span text:style-name="T1">ranch if </text:span><text:span text:style-name="Strong_20_Emphasis"><text:span text:style-name="T1">n</text:span></text:span><text:span text:style-name="T1">ot </text:span><text:span text:style-name="Strong_20_Emphasis"><text:span text:style-name="T1">e</text:span></text:span><text:span text:style-name="T1">qual). We can use this condition (and its opposite </text:span><text:span text:style-name="Source_20_Text"><text:span text:style-name="T3">eq</text:span></text:span><text:span text:style-name="T1">) to predicate this </text:span><text:span text:style-name="Emphasis"><text:span text:style-name="T1">if-then-else</text:span></text:span><text:span text:style-name="T1"> construct. Instructions in the </text:span><text:span text:style-name="Emphasis"><text:span text:style-name="T1">then</text:span></text:span><text:span text:style-name="T1"> part will be predicated using </text:span><text:span text:style-name="Source_20_Text"><text:span text:style-name="T3">eq</text:span></text:span><text:span text:style-name="T1">, instructions in the </text:span><text:span text:style-name="Emphasis"><text:span text:style-name="T1">else</text:span></text:span><text:span text:style-name="T1"> part will be predicated using </text:span><text:span text:style-name="Source_20_Text"><text:span text:style-name="T3">ne</text:span></text:span><text:span text:style-name="T1">. The resulting code is shown below.</text:span></text:p>
      <table:table table:name="Table5" table:style-name="Table5">
        <table:table-column table:style-name="Table5.A"/>
        <table:table-row>
          <table:table-cell table:style-name="Table5.A1" office:value-type="string">
            <text:p text:style-name="P9"><text:s text:c="4"/><text:span text:style-name="T13">cmp</text:span><text:span text:style-name="T10"> r2</text:span><text:span text:style-name="T9">,</text:span><text:span text:style-name="T10"> #</text:span><text:span text:style-name="T16">0</text:span><text:span text:style-name="T10"> <text:s text:c="16"/></text:span><text:span text:style-name="T9">/*</text:span><text:span text:style-name="T10"> compare r2 </text:span><text:span text:style-name="T13">and</text:span><text:span text:style-name="T10"> </text:span><text:span text:style-name="T16">0</text:span><text:span text:style-name="T10"> </text:span><text:span text:style-name="T9">*/</text:span></text:p>
            <text:p text:style-name="P9"><text:s text:c="4"/><text:span text:style-name="T10">moveq r1</text:span><text:span text:style-name="T9">,</text:span><text:span text:style-name="T10"> r1</text:span><text:span text:style-name="T9">,</text:span><text:span text:style-name="T10"> ASR #</text:span><text:span text:style-name="T16">1</text:span><text:span text:style-name="T10"> <text:s text:c="6"/></text:span><text:span text:style-name="T9">/*</text:span><text:span text:style-name="T10"> if r2 == </text:span><text:span text:style-name="T16">0</text:span><text:span text:style-name="T9">,</text:span><text:span text:style-name="T10"> r1 ← r1 &gt;&gt; </text:span><text:span text:style-name="T16">1</text:span><text:span text:style-name="T9">.</text:span><text:span text:style-name="T10"> This is r1 ← r1</text:span><text:span text:style-name="T9">/</text:span><text:span text:style-name="T16">2</text:span><text:span text:style-name="T10"> </text:span><text:span text:style-name="T9">*/</text:span></text:p>
            <text:p text:style-name="P9"><text:s text:c="4"/><text:span text:style-name="T10">addne r1</text:span><text:span text:style-name="T9">,</text:span><text:span text:style-name="T10"> r1</text:span><text:span text:style-name="T9">,</text:span><text:span text:style-name="T10"> r1</text:span><text:span text:style-name="T9">,</text:span><text:span text:style-name="T10"> </text:span><text:span text:style-name="T13">LSL</text:span><text:span text:style-name="T10"> #</text:span><text:span text:style-name="T16">1</text:span><text:span text:style-name="T10"> <text:s text:c="2"/></text:span><text:span text:style-name="T9">/*</text:span><text:span text:style-name="T10"> if r2 != </text:span><text:span text:style-name="T16">0</text:span><text:span text:style-name="T9">,</text:span><text:span text:style-name="T10"> r1 ← r1 </text:span><text:span text:style-name="T9">+</text:span><text:span text:style-name="T10"> </text:span><text:span text:style-name="T7">(</text:span><text:span text:style-name="T10">r1 &lt;&lt; </text:span><text:span text:style-name="T16">1</text:span><text:span text:style-name="T7">)</text:span><text:span text:style-name="T9">.</text:span><text:span text:style-name="T10"> This is r1 ← </text:span><text:span text:style-name="T16">3</text:span><text:span text:style-name="T9">*</text:span><text:span text:style-name="T10">r1 </text:span><text:span text:style-name="T9">*/</text:span></text:p>
            <text:p text:style-name="P9"><text:s text:c="4"/><text:span text:style-name="T10">addne r1</text:span><text:span text:style-name="T9">,</text:span><text:span text:style-name="T10"> r1</text:span><text:span text:style-name="T9">,</text:span><text:span text:style-name="T10"> #</text:span><text:span text:style-name="T16">1</text:span><text:span text:style-name="T10"> <text:s text:c="10"/></text:span><text:span text:style-name="T9">/*</text:span><text:span text:style-name="T10"> if r2 != </text:span><text:span text:style-name="T16">0</text:span><text:span text:style-name="T9">,</text:span><text:span text:style-name="T10"> r1 ← r1 </text:span><text:span text:style-name="T9">+</text:span><text:span text:style-name="T10"> </text:span><text:span text:style-name="T16">1</text:span><text:span text:style-name="T9">.</text:span><text:span text:style-name="T10"> </text:span><text:span text:style-name="T9">*/</text:span></text:p>
          </table:table-cell>
        </table:table-row>
      </table:table>
      <text:p text:style-name="P4"><text:span text:style-name="T1">As you can see there are no labels in the predicated version. We do not branch now so they are not needed anymore. Note also that we actually removed two branches: the one that branches from the condition test code to the </text:span><text:span text:style-name="Emphasis"><text:span text:style-name="T1">else</text:span></text:span><text:span text:style-name="T1"> part and the one that branches from the end of the </text:span><text:span text:style-name="Emphasis"><text:span text:style-name="T1">then</text:span></text:span><text:span text:style-name="T1"> part to the instruction after the whole </text:span><text:span text:style-name="Emphasis"><text:span text:style-name="T1">if-then-else</text:span></text:span><text:span text:style-name="T1">. This leads to a more compact code.</text:span></text:p>
      <text:h text:style-name="P7" text:outline-level="2">Does it make any difference in performance?</text:h>
      <text:p text:style-name="P5">Taken as is, this program is very small to be accountable for time, so modify it to run the same <text:soft-page-break/>calculation inside the collatz function 4194304 (this is 222) times. I chose the number after some tests, so the execution did not take too much time to be a tedium.</text:p>
      <text:p text:style-name="P3"><text:span text:style-name="T1"><text:s/>First is the branches version, second the predication version.</text:span></text:p>
      <table:table table:name="Table8" table:style-name="Table8">
        <table:table-column table:style-name="Table8.A"/>
        <table:table-column table:style-name="Table8.B"/>
        <table:table-row>
          <table:table-cell table:style-name="Table8.A1" office:value-type="string">
            <text:p text:style-name="P8">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8">31</text:p>
          </table:table-cell>
          <table:table-cell table:style-name="Table8.B1" office:value-type="string">
            <text:p text:style-name="P8">collatz<text:span text:style-name="T8">:</text:span></text:p>
            <text:p text:style-name="P9"><text:s text:c="4"/><text:span text:style-name="T9">/*</text:span><text:span text:style-name="T10"> r0 contains the first argument </text:span><text:span text:style-name="T9">*/</text:span></text:p>
            <text:p text:style-name="P9"><text:s text:c="4"/><text:span text:style-name="T13">push</text:span><text:span text:style-name="T10"> </text:span><text:span text:style-name="T7">{</text:span><text:span text:style-name="T10">r4</text:span><text:span text:style-name="T7">}</text:span></text:p>
            <text:p text:style-name="P9"><text:s text:c="4"/><text:span text:style-name="T13">sub</text:span><text:span text:style-name="T10"> </text:span><text:span text:style-name="T17">sp</text:span><text:span text:style-name="T9">,</text:span><text:span text:style-name="T10"> </text:span><text:span text:style-name="T17">sp</text:span><text:span text:style-name="T9">,</text:span><text:span text:style-name="T10"> #</text:span><text:span text:style-name="T16">4</text:span><text:span text:style-name="T10"> <text:s/></text:span><text:span text:style-name="T9">/*</text:span><text:span text:style-name="T10"> Make sure the </text:span><text:span text:style-name="T15">stack</text:span><text:span text:style-name="T10"> is </text:span><text:span text:style-name="T16">8</text:span><text:span text:style-name="T10"> </text:span><text:span text:style-name="T15">byte</text:span><text:span text:style-name="T10"> aligned </text:span><text:span text:style-name="T9">*/</text:span></text:p>
            <text:p text:style-name="P9"><text:s text:c="4"/><text:span text:style-name="T13">mov</text:span><text:span text:style-name="T10"> r4</text:span><text:span text:style-name="T9">,</text:span><text:span text:style-name="T10"> r0</text:span></text:p>
            <text:p text:style-name="P9"><text:s text:c="4"/><text:span text:style-name="T13">mov</text:span><text:span text:style-name="T10"> r3</text:span><text:span text:style-name="T9">,</text:span><text:span text:style-name="T10"> #</text:span><text:span text:style-name="T16">4194304</text:span></text:p>
            <text:p text:style-name="P9"><text:s text:c="2"/><text:span text:style-name="T10">collatz_repeat</text:span><text:span text:style-name="T9">:</text:span></text:p>
            <text:p text:style-name="P9"><text:s text:c="4"/><text:span text:style-name="T13">mov</text:span><text:span text:style-name="T10"> r1</text:span><text:span text:style-name="T9">,</text:span><text:span text:style-name="T10"> r4 <text:s text:c="16"/></text:span><text:span text:style-name="T9">/*</text:span><text:span text:style-name="T10"> r1 ← r0 </text:span><text:span text:style-name="T9">*/</text:span></text:p>
            <text:p text:style-name="P9"><text:s text:c="4"/><text:span text:style-name="T13">mov</text:span><text:span text:style-name="T10"> r0</text:span><text:span text:style-name="T9">,</text:span><text:span text:style-name="T10"> #</text:span><text:span text:style-name="T16">0</text:span><text:span text:style-name="T10"> <text:s text:c="16"/></text:span><text:span text:style-name="T9">/*</text:span><text:span text:style-name="T10"> r0 ← </text:span><text:span text:style-name="T16">0</text:span><text:span text:style-name="T10"> </text:span><text:span text:style-name="T9">*/</text:span></text:p>
            <text:p text:style-name="P9"><text:s text:c="2"/><text:span text:style-name="T10">collatz_loop</text:span><text:span text:style-name="T9">:</text:span></text:p>
            <text:p text:style-name="P9"><text:s text:c="4"/><text:span text:style-name="T13">cmp</text:span><text:span text:style-name="T10"> r1</text:span><text:span text:style-name="T9">,</text:span><text:span text:style-name="T10"> #</text:span><text:span text:style-name="T16">1</text:span><text:span text:style-name="T10"> <text:s text:c="16"/></text:span><text:span text:style-name="T9">/*</text:span><text:span text:style-name="T10"> compare r1 </text:span><text:span text:style-name="T13">and</text:span><text:span text:style-name="T10"> </text:span><text:span text:style-name="T16">1</text:span><text:span text:style-name="T10"> </text:span><text:span text:style-name="T9">*/</text:span></text:p>
            <text:p text:style-name="P9"><text:s text:c="4"/><text:span text:style-name="T10">beq collatz_end <text:s text:c="11"/></text:span><text:span text:style-name="T9">/*</text:span><text:span text:style-name="T10"> if r1 == </text:span><text:span text:style-name="T16">1</text:span><text:span text:style-name="T10"> branch to collatz_end </text:span><text:span text:style-name="T9">*/</text:span></text:p>
            <text:p text:style-name="P9"><text:s text:c="4"/><text:span text:style-name="T13">and</text:span><text:span text:style-name="T10"> r2</text:span><text:span text:style-name="T9">,</text:span><text:span text:style-name="T10"> r1</text:span><text:span text:style-name="T9">,</text:span><text:span text:style-name="T10"> #</text:span><text:span text:style-name="T16">1</text:span><text:span text:style-name="T10"> <text:s text:c="12"/></text:span><text:span text:style-name="T9">/*</text:span><text:span text:style-name="T10"> r2 ← r1 &amp; </text:span><text:span text:style-name="T16">1</text:span><text:span text:style-name="T10"> </text:span><text:span text:style-name="T9">*/</text:span></text:p>
            <text:p text:style-name="P9"><text:s text:c="4"/><text:span text:style-name="T13">cmp</text:span><text:span text:style-name="T10"> r2</text:span><text:span text:style-name="T9">,</text:span><text:span text:style-name="T10"> #</text:span><text:span text:style-name="T16">0</text:span><text:span text:style-name="T10"> <text:s text:c="16"/></text:span><text:span text:style-name="T9">/*</text:span><text:span text:style-name="T10"> compare r2 </text:span><text:span text:style-name="T13">and</text:span><text:span text:style-name="T10"> </text:span><text:span text:style-name="T16">0</text:span><text:span text:style-name="T10"> </text:span><text:span text:style-name="T9">*/</text:span></text:p>
            <text:p text:style-name="P9"><text:s text:c="4"/><text:span text:style-name="T10">bne collatz_odd <text:s text:c="11"/></text:span><text:span text:style-name="T9">/*</text:span><text:span text:style-name="T10"> if r2 != </text:span><text:span text:style-name="T16">0</text:span><text:span text:style-name="T10"> </text:span><text:span text:style-name="T7">(</text:span><text:span text:style-name="T10">this is r1 </text:span><text:span text:style-name="T9">%</text:span><text:span text:style-name="T10"> </text:span><text:span text:style-name="T16">2</text:span><text:span text:style-name="T10"> != </text:span><text:span text:style-name="T16">0</text:span><text:span text:style-name="T7">)</text:span><text:span text:style-name="T10"> branch to collatz_odd </text:span><text:span text:style-name="T9">*/</text:span></text:p>
            <text:p text:style-name="P9"><text:s text:c="2"/><text:span text:style-name="T10">collatz_even</text:span><text:span text:style-name="T9">:</text:span></text:p>
            <text:p text:style-name="P9"><text:s text:c="4"/><text:span text:style-name="T13">mov</text:span><text:span text:style-name="T10"> r1</text:span><text:span text:style-name="T9">,</text:span><text:span text:style-name="T10"> r1</text:span><text:span text:style-name="T9">,</text:span><text:span text:style-name="T10"> ASR #</text:span><text:span text:style-name="T16">1</text:span><text:span text:style-name="T10"> <text:s text:c="8"/></text:span><text:span text:style-name="T9">/*</text:span><text:span text:style-name="T10"> r1 ← r1 &gt;&gt; </text:span><text:span text:style-name="T16">1</text:span><text:span text:style-name="T9">.</text:span><text:span text:style-name="T10"> This is r1 ← r1</text:span><text:span text:style-name="T9">/</text:span><text:span text:style-name="T16">2</text:span><text:span text:style-name="T10"> </text:span><text:span text:style-name="T9">*/</text:span></text:p>
            <text:p text:style-name="P9"><text:s text:c="4"/><text:span text:style-name="T10">b collatz_end_loop <text:s text:c="8"/></text:span><text:span text:style-name="T9">/*</text:span><text:span text:style-name="T10"> branch to collatz_end_loop </text:span><text:span text:style-name="T9">*/</text:span></text:p>
            <text:p text:style-name="P9"><text:s text:c="2"/><text:span text:style-name="T10">collatz_odd</text:span><text:span text:style-name="T9">:</text:span></text:p>
            <text:p text:style-name="P9"><text:s text:c="4"/><text:span text:style-name="T13">add</text:span><text:span text:style-name="T10"> r1</text:span><text:span text:style-name="T9">,</text:span><text:span text:style-name="T10"> r1</text:span><text:span text:style-name="T9">,</text:span><text:span text:style-name="T10"> r1</text:span><text:span text:style-name="T9">,</text:span><text:span text:style-name="T10"> </text:span><text:span text:style-name="T13">LSL</text:span><text:span text:style-name="T10"> #</text:span><text:span text:style-name="T16">1</text:span><text:span text:style-name="T10"> <text:s text:c="4"/></text:span><text:span text:style-name="T9">/*</text:span><text:span text:style-name="T10"> r1 ← r1 </text:span><text:span text:style-name="T9">+</text:span><text:span text:style-name="T10"> </text:span><text:span text:style-name="T7">(</text:span><text:span text:style-name="T10">r1 &lt;&lt; </text:span><text:span text:style-name="T16">1</text:span><text:span text:style-name="T7">)</text:span><text:span text:style-name="T9">.</text:span><text:span text:style-name="T10"> This is r1 ← </text:span><text:span text:style-name="T16">3</text:span><text:span text:style-name="T9">*</text:span><text:span text:style-name="T10">r1 </text:span><text:span text:style-name="T9">*/</text:span></text:p>
            <text:p text:style-name="P9"><text:s text:c="4"/><text:span text:style-name="T13">add</text:span><text:span text:style-name="T10"> r1</text:span><text:span text:style-name="T9">,</text:span><text:span text:style-name="T10"> r1</text:span><text:span text:style-name="T9">,</text:span><text:span text:style-name="T10"> #</text:span><text:span text:style-name="T16">1</text:span><text:span text:style-name="T10"> <text:s text:c="12"/></text:span><text:span text:style-name="T9">/*</text:span><text:span text:style-name="T10"> r1 ← r1 </text:span><text:span text:style-name="T9">+</text:span><text:span text:style-name="T10"> </text:span><text:span text:style-name="T16">1</text:span><text:span text:style-name="T9">.</text:span><text:span text:style-name="T10"> </text:span><text:span text:style-name="T9">*/</text:span></text:p>
            <text:p text:style-name="P9"><text:s text:c="2"/><text:span text:style-name="T10">collatz_end_loop</text:span><text:span text:style-name="T9">:</text:span></text:p>
            <text:p text:style-name="P9"><text:s text:c="4"/><text:span text:style-name="T13">add</text:span><text:span text:style-name="T10"> r0</text:span><text:span text:style-name="T9">,</text:span><text:span text:style-name="T10"> r0</text:span><text:span text:style-name="T9">,</text:span><text:span text:style-name="T10"> #</text:span><text:span text:style-name="T16">1</text:span><text:span text:style-name="T10"> <text:s text:c="12"/></text:span><text:span text:style-name="T9">/*</text:span><text:span text:style-name="T10"> r0 ← r0 </text:span><text:span text:style-name="T9">+</text:span><text:span text:style-name="T10"> </text:span><text:span text:style-name="T16">1</text:span><text:span text:style-name="T10"> </text:span><text:span text:style-name="T9">*/</text:span></text:p>
            <text:p text:style-name="P9"><text:s text:c="4"/><text:span text:style-name="T10">b collatz_loop <text:s text:c="12"/></text:span><text:span text:style-name="T9">/*</text:span><text:span text:style-name="T10"> branch back to collatz_loop </text:span><text:span text:style-name="T9">*/</text:span></text:p>
            <text:p text:style-name="P9"><text:s text:c="2"/><text:span text:style-name="T10">collatz_end</text:span><text:span text:style-name="T9">:</text:span></text:p>
            <text:p text:style-name="P9"><text:s text:c="4"/><text:span text:style-name="T13">sub</text:span><text:span text:style-name="T10"> r3</text:span><text:span text:style-name="T9">,</text:span><text:span text:style-name="T10"> r3</text:span><text:span text:style-name="T9">,</text:span><text:span text:style-name="T10"> #</text:span><text:span text:style-name="T16">1</text:span></text:p>
            <text:p text:style-name="P9"><text:s text:c="4"/><text:span text:style-name="T13">cmp</text:span><text:span text:style-name="T10"> r3</text:span><text:span text:style-name="T9">,</text:span><text:span text:style-name="T10"> #</text:span><text:span text:style-name="T16">0</text:span></text:p>
            <text:p text:style-name="P13"><text:s text:c="4"/><text:span text:style-name="T10">bne collatz_repeat</text:span></text:p>
            <text:p text:style-name="P9"><text:s text:c="4"/><text:span text:style-name="T13">add</text:span><text:span text:style-name="T10"> </text:span><text:span text:style-name="T17">sp</text:span><text:span text:style-name="T9">,</text:span><text:span text:style-name="T10"> </text:span><text:span text:style-name="T17">sp</text:span><text:span text:style-name="T9">,</text:span><text:span text:style-name="T10"> #</text:span><text:span text:style-name="T16">4</text:span><text:span text:style-name="T10"> <text:s/></text:span><text:span text:style-name="T9">/*</text:span><text:span text:style-name="T10"> Make sure the </text:span><text:span text:style-name="T15">stack</text:span><text:span text:style-name="T10"> is </text:span><text:span text:style-name="T16">8</text:span><text:span text:style-name="T10"> </text:span><text:span text:style-name="T15">byte</text:span><text:span text:style-name="T10"> aligned </text:span><text:span text:style-name="T9">*/</text:span></text:p>
            <text:p text:style-name="P9"><text:s text:c="4"/><text:span text:style-name="T13">pop</text:span><text:span text:style-name="T10"> </text:span><text:span text:style-name="T7">{</text:span><text:span text:style-name="T10">r4</text:span><text:span text:style-name="T7">}</text:span></text:p>
            <text:p text:style-name="P9"><text:s text:c="4"/><text:span text:style-name="T17">bx</text:span><text:span text:style-name="T10"> lr</text:span></text:p>
          </table:table-cell>
        </table:table-row>
      </table:table>
      <table:table table:name="Table9" table:style-name="Table9">
        <table:table-column table:style-name="Table9.A"/>
        <table:table-column table:style-name="Table9.B"/>
        <table:table-row>
          <table:table-cell table:style-name="Table9.A1" office:value-type="string">
            <text:p text:style-name="P8">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text:soft-page-break/>20</text:p>
            <text:p text:style-name="P12">21</text:p>
            <text:p text:style-name="P12">22</text:p>
            <text:p text:style-name="P12">23</text:p>
            <text:p text:style-name="P12">24</text:p>
            <text:p text:style-name="P12">25</text:p>
            <text:p text:style-name="P12">26</text:p>
            <text:p text:style-name="P8">27</text:p>
          </table:table-cell>
          <table:table-cell table:style-name="Table9.B1" office:value-type="string">
            <text:p text:style-name="P8">collatz2<text:span text:style-name="T8">:</text:span></text:p>
            <text:p text:style-name="P9"><text:s text:c="4"/><text:span text:style-name="T9">/*</text:span><text:span text:style-name="T10"> r0 contains the first argument </text:span><text:span text:style-name="T9">*/</text:span></text:p>
            <text:p text:style-name="P9"><text:s text:c="4"/><text:span text:style-name="T13">push</text:span><text:span text:style-name="T10"> </text:span><text:span text:style-name="T7">{</text:span><text:span text:style-name="T10">r4</text:span><text:span text:style-name="T7">}</text:span></text:p>
            <text:p text:style-name="P9"><text:s text:c="4"/><text:span text:style-name="T13">sub</text:span><text:span text:style-name="T10"> </text:span><text:span text:style-name="T17">sp</text:span><text:span text:style-name="T9">,</text:span><text:span text:style-name="T10"> </text:span><text:span text:style-name="T17">sp</text:span><text:span text:style-name="T9">,</text:span><text:span text:style-name="T10"> #</text:span><text:span text:style-name="T16">4</text:span><text:span text:style-name="T10"> <text:s/></text:span><text:span text:style-name="T9">/*</text:span><text:span text:style-name="T10"> Make sure the </text:span><text:span text:style-name="T15">stack</text:span><text:span text:style-name="T10"> is </text:span><text:span text:style-name="T16">8</text:span><text:span text:style-name="T10"> </text:span><text:span text:style-name="T15">byte</text:span><text:span text:style-name="T10"> aligned </text:span><text:span text:style-name="T9">*/</text:span></text:p>
            <text:p text:style-name="P9"><text:s text:c="4"/><text:span text:style-name="T13">mov</text:span><text:span text:style-name="T10"> r4</text:span><text:span text:style-name="T9">,</text:span><text:span text:style-name="T10"> r0</text:span></text:p>
            <text:p text:style-name="P9"><text:s text:c="4"/><text:span text:style-name="T13">mov</text:span><text:span text:style-name="T10"> r3</text:span><text:span text:style-name="T9">,</text:span><text:span text:style-name="T10"> #</text:span><text:span text:style-name="T16">4194304</text:span></text:p>
            <text:p text:style-name="P9"><text:s text:c="2"/><text:span text:style-name="T10">collatz_repeat</text:span><text:span text:style-name="T9">:</text:span></text:p>
            <text:p text:style-name="P9"><text:s text:c="4"/><text:span text:style-name="T13">mov</text:span><text:span text:style-name="T10"> r1</text:span><text:span text:style-name="T9">,</text:span><text:span text:style-name="T10"> r4 <text:s text:c="16"/></text:span><text:span text:style-name="T9">/*</text:span><text:span text:style-name="T10"> r1 ← r0 </text:span><text:span text:style-name="T9">*/</text:span></text:p>
            <text:p text:style-name="P9"><text:s text:c="4"/><text:span text:style-name="T13">mov</text:span><text:span text:style-name="T10"> r0</text:span><text:span text:style-name="T9">,</text:span><text:span text:style-name="T10"> #</text:span><text:span text:style-name="T16">0</text:span><text:span text:style-name="T10"> <text:s text:c="16"/></text:span><text:span text:style-name="T9">/*</text:span><text:span text:style-name="T10"> r0 ← </text:span><text:span text:style-name="T16">0</text:span><text:span text:style-name="T10"> </text:span><text:span text:style-name="T9">*/</text:span></text:p>
            <text:p text:style-name="P9"><text:s text:c="2"/><text:span text:style-name="T10">collatz2_loop</text:span><text:span text:style-name="T9">:</text:span></text:p>
            <text:p text:style-name="P9"><text:s text:c="4"/><text:span text:style-name="T13">cmp</text:span><text:span text:style-name="T10"> r1</text:span><text:span text:style-name="T9">,</text:span><text:span text:style-name="T10"> #</text:span><text:span text:style-name="T16">1</text:span><text:span text:style-name="T10"> <text:s text:c="16"/></text:span><text:span text:style-name="T9">/*</text:span><text:span text:style-name="T10"> compare r1 </text:span><text:span text:style-name="T13">and</text:span><text:span text:style-name="T10"> </text:span><text:span text:style-name="T16">1</text:span><text:span text:style-name="T10"> </text:span><text:span text:style-name="T9">*/</text:span></text:p>
            <text:p text:style-name="P9"><text:s text:c="4"/><text:span text:style-name="T10">beq collatz2_end <text:s text:c="10"/></text:span><text:span text:style-name="T9">/*</text:span><text:span text:style-name="T10"> if r1 == </text:span><text:span text:style-name="T16">1</text:span><text:span text:style-name="T10"> branch to collatz2_end </text:span><text:span text:style-name="T9">*/</text:span></text:p>
            <text:p text:style-name="P9"><text:s text:c="4"/><text:span text:style-name="T13">and</text:span><text:span text:style-name="T10"> r2</text:span><text:span text:style-name="T9">,</text:span><text:span text:style-name="T10"> r1</text:span><text:span text:style-name="T9">,</text:span><text:span text:style-name="T10"> #</text:span><text:span text:style-name="T16">1</text:span><text:span text:style-name="T10"> <text:s text:c="12"/></text:span><text:span text:style-name="T9">/*</text:span><text:span text:style-name="T10"> r2 ← r1 &amp; </text:span><text:span text:style-name="T16">1</text:span><text:span text:style-name="T10"> </text:span><text:span text:style-name="T9">*/</text:span></text:p>
            <text:p text:style-name="P9"><text:s text:c="4"/><text:span text:style-name="T13">cmp</text:span><text:span text:style-name="T10"> r2</text:span><text:span text:style-name="T9">,</text:span><text:span text:style-name="T10"> #</text:span><text:span text:style-name="T16">0</text:span><text:span text:style-name="T10"> <text:s text:c="16"/></text:span><text:span text:style-name="T9">/*</text:span><text:span text:style-name="T10"> compare r2 </text:span><text:span text:style-name="T13">and</text:span><text:span text:style-name="T10"> </text:span><text:span text:style-name="T16">0</text:span><text:span text:style-name="T10"> </text:span><text:span text:style-name="T9">*/</text:span></text:p>
            <text:p text:style-name="P9"><text:s text:c="4"/><text:span text:style-name="T10">moveq r1</text:span><text:span text:style-name="T9">,</text:span><text:span text:style-name="T10"> r1</text:span><text:span text:style-name="T9">,</text:span><text:span text:style-name="T10"> ASR #</text:span><text:span text:style-name="T16">1</text:span><text:span text:style-name="T10"> <text:s text:c="6"/></text:span><text:span text:style-name="T9">/*</text:span><text:span text:style-name="T10"> if r2 == </text:span><text:span text:style-name="T16">0</text:span><text:span text:style-name="T9">,</text:span><text:span text:style-name="T10"> r1 ← r1 &gt;&gt; </text:span><text:span text:style-name="T16">1</text:span><text:span text:style-name="T9">.</text:span><text:span text:style-name="T10"> This is r1 ← r1</text:span><text:span text:style-name="T9">/</text:span><text:span text:style-name="T16">2</text:span><text:span text:style-name="T10"> </text:span><text:span text:style-name="T9">*/</text:span></text:p>
            <text:p text:style-name="P9"><text:s text:c="4"/><text:span text:style-name="T10">addne r1</text:span><text:span text:style-name="T9">,</text:span><text:span text:style-name="T10"> r1</text:span><text:span text:style-name="T9">,</text:span><text:span text:style-name="T10"> r1</text:span><text:span text:style-name="T9">,</text:span><text:span text:style-name="T10"> </text:span><text:span text:style-name="T13">LSL</text:span><text:span text:style-name="T10"> #</text:span><text:span text:style-name="T16">1</text:span><text:span text:style-name="T10"> <text:s text:c="2"/></text:span><text:span text:style-name="T9">/*</text:span><text:span text:style-name="T10"> if r2 != </text:span><text:span text:style-name="T16">0</text:span><text:span text:style-name="T9">,</text:span><text:span text:style-name="T10"> r1 ← r1 </text:span><text:span text:style-name="T9">+</text:span><text:span text:style-name="T10"> </text:span><text:span text:style-name="T7">(</text:span><text:span text:style-name="T10">r1 &lt;&lt; </text:span><text:span text:style-name="T16">1</text:span><text:span text:style-name="T7">)</text:span><text:span text:style-name="T9">.</text:span><text:span text:style-name="T10"> This is r1 ← </text:span><text:span text:style-name="T16">3</text:span><text:span text:style-name="T9">*</text:span><text:span text:style-name="T10">r1 </text:span><text:span text:style-name="T9">*/</text:span></text:p>
            <text:p text:style-name="P9"><text:s text:c="4"/><text:span text:style-name="T10">addne r1</text:span><text:span text:style-name="T9">,</text:span><text:span text:style-name="T10"> r1</text:span><text:span text:style-name="T9">,</text:span><text:span text:style-name="T10"> #</text:span><text:span text:style-name="T16">1</text:span><text:span text:style-name="T10"> <text:s text:c="10"/></text:span><text:span text:style-name="T9">/*</text:span><text:span text:style-name="T10"> if r2 != </text:span><text:span text:style-name="T16">0</text:span><text:span text:style-name="T9">,</text:span><text:span text:style-name="T10"> r1 ← r1 </text:span><text:span text:style-name="T9">+</text:span><text:span text:style-name="T10"> </text:span><text:span text:style-name="T16">1</text:span><text:span text:style-name="T9">.</text:span><text:span text:style-name="T10"> </text:span><text:span text:style-name="T9">*/</text:span></text:p>
            <text:p text:style-name="P9"><text:s text:c="2"/><text:span text:style-name="T10">collatz2_end_loop</text:span><text:span text:style-name="T9">:</text:span></text:p>
            <text:p text:style-name="P9"><text:soft-page-break/><text:s text:c="4"/><text:span text:style-name="T13">add</text:span><text:span text:style-name="T10"> r0</text:span><text:span text:style-name="T9">,</text:span><text:span text:style-name="T10"> r0</text:span><text:span text:style-name="T9">,</text:span><text:span text:style-name="T10"> #</text:span><text:span text:style-name="T16">1</text:span><text:span text:style-name="T10"> <text:s text:c="12"/></text:span><text:span text:style-name="T9">/*</text:span><text:span text:style-name="T10"> r0 ← r0 </text:span><text:span text:style-name="T9">+</text:span><text:span text:style-name="T10"> </text:span><text:span text:style-name="T16">1</text:span><text:span text:style-name="T10"> </text:span><text:span text:style-name="T9">*/</text:span></text:p>
            <text:p text:style-name="P9"><text:s text:c="4"/><text:span text:style-name="T10">b collatz2_loop <text:s text:c="11"/></text:span><text:span text:style-name="T9">/*</text:span><text:span text:style-name="T10"> branch back to collatz2_loop </text:span><text:span text:style-name="T9">*/</text:span></text:p>
            <text:p text:style-name="P9"><text:s text:c="2"/><text:span text:style-name="T10">collatz2_end</text:span><text:span text:style-name="T9">:</text:span></text:p>
            <text:p text:style-name="P9"><text:s text:c="4"/><text:span text:style-name="T13">sub</text:span><text:span text:style-name="T10"> r3</text:span><text:span text:style-name="T9">,</text:span><text:span text:style-name="T10"> r3</text:span><text:span text:style-name="T9">,</text:span><text:span text:style-name="T10"> #</text:span><text:span text:style-name="T16">1</text:span></text:p>
            <text:p text:style-name="P9"><text:s text:c="4"/><text:span text:style-name="T13">cmp</text:span><text:span text:style-name="T10"> r3</text:span><text:span text:style-name="T9">,</text:span><text:span text:style-name="T10"> #</text:span><text:span text:style-name="T16">0</text:span></text:p>
            <text:p text:style-name="P13"><text:s text:c="4"/><text:span text:style-name="T10">bne collatz_repeat</text:span></text:p>
            <text:p text:style-name="P9"><text:s text:c="4"/><text:span text:style-name="T13">add</text:span><text:span text:style-name="T10"> </text:span><text:span text:style-name="T17">sp</text:span><text:span text:style-name="T9">,</text:span><text:span text:style-name="T10"> </text:span><text:span text:style-name="T17">sp</text:span><text:span text:style-name="T9">,</text:span><text:span text:style-name="T10"> #</text:span><text:span text:style-name="T16">4</text:span><text:span text:style-name="T10"> <text:s text:c="12"/></text:span><text:span text:style-name="T9">/*</text:span><text:span text:style-name="T10"> Restore the </text:span><text:span text:style-name="T15">stack</text:span><text:span text:style-name="T10"> </text:span><text:span text:style-name="T9">*/</text:span></text:p>
            <text:p text:style-name="P9"><text:s text:c="4"/><text:span text:style-name="T13">pop</text:span><text:span text:style-name="T10"> </text:span><text:span text:style-name="T7">{</text:span><text:span text:style-name="T10">r4</text:span><text:span text:style-name="T7">}</text:span></text:p>
            <text:p text:style-name="P9"><text:s text:c="4"/><text:span text:style-name="T17">bx</text:span><text:span text:style-name="T10"> lr</text:span></text:p>
          </table:table-cell>
        </table:table-row>
      </table:table>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10-26T14:43:39.11</meta:creation-date>
    <dc:date>2014-10-26T15:04:57.50</dc:date>
    <dc:creator>Dr. Mark Lehr</dc:creator>
    <meta:editing-duration>PT21M19S</meta:editing-duration>
    <meta:editing-cycles>7</meta:editing-cycles>
    <meta:generator>OpenOffice/4.1.0$Win32 OpenOffice.org_project/410m18$Build-9764</meta:generator>
    <meta:document-statistic meta:table-count="7" meta:image-count="2" meta:object-count="0" meta:page-count="7" meta:paragraph-count="312" meta:word-count="2315" meta:character-count="12718"/>
  </office:meta>
</office:document-meta>
</file>